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0.034</text:p>
          </table:table-cell>
          <table:table-cell office:value-type="string">
            <text:p>0.033</text:p>
          </table:table-cell>
          <table:table-cell office:value-type="string">
            <text:p>0.034</text:p>
          </table:table-cell>
          <table:table-cell office:value-type="string">
            <text:p>0.035</text:p>
          </table:table-cell>
          <table:table-cell office:value-type="string">
            <text:p>0.034</text:p>
          </table:table-cell>
          <table:table-cell office:value-type="string">
            <text:p>0.036</text:p>
          </table:table-cell>
          <table:table-cell table:number-columns-repeated="2" office:value-type="string">
            <text:p>0.035</text:p>
          </table:table-cell>
          <table:table-cell office:value-type="string">
            <text:p>0.033</text:p>
          </table:table-cell>
          <table:table-cell office:value-type="string">
            <text:p>0.031</text:p>
          </table:table-cell>
          <table:table-cell office:value-type="string">
            <text:p>0.032</text:p>
          </table:table-cell>
          <table:table-cell office:value-type="string">
            <text:p>0.033</text:p>
          </table:table-cell>
          <table:table-cell/>
        </table:table-row>
        <table:table-row table:style-name="ro1">
          <table:table-cell office:value-type="string">
            <text:p>0.034</text:p>
          </table:table-cell>
          <table:table-cell office:value-type="string">
            <text:p>0.382</text:p>
          </table:table-cell>
          <table:table-cell office:value-type="string">
            <text:p>0.252</text:p>
          </table:table-cell>
          <table:table-cell office:value-type="string">
            <text:p>0.181</text:p>
          </table:table-cell>
          <table:table-cell office:value-type="string">
            <text:p>0.779</text:p>
          </table:table-cell>
          <table:table-cell office:value-type="string">
            <text:p>0.78</text:p>
          </table:table-cell>
          <table:table-cell office:value-type="string">
            <text:p>0.759</text:p>
          </table:table-cell>
          <table:table-cell office:value-type="string">
            <text:p>0.506</text:p>
          </table:table-cell>
          <table:table-cell office:value-type="string">
            <text:p>0.219</text:p>
          </table:table-cell>
          <table:table-cell office:value-type="string">
            <text:p>0.698</text:p>
          </table:table-cell>
          <table:table-cell office:value-type="string">
            <text:p>0.679</text:p>
          </table:table-cell>
          <table:table-cell office:value-type="string">
            <text:p>1.122</text:p>
          </table:table-cell>
          <table:table-cell office:value-type="string">
            <text:p>Ania 1</text:p>
          </table:table-cell>
        </table:table-row>
        <table:table-row table:style-name="ro1">
          <table:table-cell office:value-type="string">
            <text:p>0.035</text:p>
          </table:table-cell>
          <table:table-cell office:value-type="string">
            <text:p>0.445</text:p>
          </table:table-cell>
          <table:table-cell office:value-type="string">
            <text:p>0.349</text:p>
          </table:table-cell>
          <table:table-cell office:value-type="string">
            <text:p>0.205</text:p>
          </table:table-cell>
          <table:table-cell office:value-type="string">
            <text:p>0.442</text:p>
          </table:table-cell>
          <table:table-cell office:value-type="string">
            <text:p>0.572</text:p>
          </table:table-cell>
          <table:table-cell office:value-type="string">
            <text:p>0.604</text:p>
          </table:table-cell>
          <table:table-cell office:value-type="string">
            <text:p>0.395</text:p>
          </table:table-cell>
          <table:table-cell office:value-type="string">
            <text:p>0.361</text:p>
          </table:table-cell>
          <table:table-cell office:value-type="string">
            <text:p>0.799</text:p>
          </table:table-cell>
          <table:table-cell office:value-type="string">
            <text:p>0.41</text:p>
          </table:table-cell>
          <table:table-cell office:value-type="string">
            <text:p>1.484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437</text:p>
          </table:table-cell>
          <table:table-cell office:value-type="string">
            <text:p>0.366</text:p>
          </table:table-cell>
          <table:table-cell office:value-type="string">
            <text:p>0.414</text:p>
          </table:table-cell>
          <table:table-cell office:value-type="string">
            <text:p>0.6</text:p>
          </table:table-cell>
          <table:table-cell office:value-type="string">
            <text:p>0.612</text:p>
          </table:table-cell>
          <table:table-cell office:value-type="string">
            <text:p>0.85</text:p>
          </table:table-cell>
          <table:table-cell office:value-type="string">
            <text:p>0.602</text:p>
          </table:table-cell>
          <table:table-cell office:value-type="string">
            <text:p>0.442</text:p>
          </table:table-cell>
          <table:table-cell office:value-type="string">
            <text:p>0.938</text:p>
          </table:table-cell>
          <table:table-cell office:value-type="string">
            <text:p>0.682</text:p>
          </table:table-cell>
          <table:table-cell office:value-type="string">
            <text:p>1.335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33</text:p>
          </table:table-cell>
          <table:table-cell office:value-type="string">
            <text:p>0.406</text:p>
          </table:table-cell>
          <table:table-cell office:value-type="string">
            <text:p>0.407</text:p>
          </table:table-cell>
          <table:table-cell office:value-type="string">
            <text:p>0.28</text:p>
          </table:table-cell>
          <table:table-cell office:value-type="string">
            <text:p>0.533</text:p>
          </table:table-cell>
          <table:table-cell office:value-type="string">
            <text:p>0.349</text:p>
          </table:table-cell>
          <table:table-cell office:value-type="string">
            <text:p>0.47</text:p>
          </table:table-cell>
          <table:table-cell office:value-type="string">
            <text:p>0.349</text:p>
          </table:table-cell>
          <table:table-cell office:value-type="string">
            <text:p>0.353</text:p>
          </table:table-cell>
          <table:table-cell office:value-type="string">
            <text:p>0.319</text:p>
          </table:table-cell>
          <table:table-cell office:value-type="string">
            <text:p>0.075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639</text:p>
          </table:table-cell>
          <table:table-cell office:value-type="string">
            <text:p>0.397</text:p>
          </table:table-cell>
          <table:table-cell office:value-type="string">
            <text:p>0.442</text:p>
          </table:table-cell>
          <table:table-cell office:value-type="string">
            <text:p>0.233</text:p>
          </table:table-cell>
          <table:table-cell office:value-type="string">
            <text:p>0.336</text:p>
          </table:table-cell>
          <table:table-cell office:value-type="string">
            <text:p>0.28</text:p>
          </table:table-cell>
          <table:table-cell office:value-type="string">
            <text:p>0.418</text:p>
          </table:table-cell>
          <table:table-cell office:value-type="string">
            <text:p>0.239</text:p>
          </table:table-cell>
          <table:table-cell office:value-type="string">
            <text:p>0.637</text:p>
          </table:table-cell>
          <table:table-cell office:value-type="string">
            <text:p>0.271</text:p>
          </table:table-cell>
          <table:table-cell office:value-type="string">
            <text:p>0.033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198</text:p>
          </table:table-cell>
          <table:table-cell office:value-type="string">
            <text:p>0.399</text:p>
          </table:table-cell>
          <table:table-cell office:value-type="string">
            <text:p>0.235</text:p>
          </table:table-cell>
          <table:table-cell office:value-type="string">
            <text:p>0.137</text:p>
          </table:table-cell>
          <table:table-cell office:value-type="string">
            <text:p>0.29</text:p>
          </table:table-cell>
          <table:table-cell office:value-type="string">
            <text:p>0.251</text:p>
          </table:table-cell>
          <table:table-cell office:value-type="string">
            <text:p>0.34</text:p>
          </table:table-cell>
          <table:table-cell office:value-type="string">
            <text:p>0.112</text:p>
          </table:table-cell>
          <table:table-cell office:value-type="string">
            <text:p>1.194</text:p>
          </table:table-cell>
          <table:table-cell office:value-type="string">
            <text:p>0.2</text:p>
          </table:table-cell>
          <table:table-cell office:value-type="string">
            <text:p>0.032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034</text:p>
          </table:table-cell>
          <table:table-cell office:value-type="string">
            <text:p>0.035</text:p>
          </table:table-cell>
          <table:table-cell office:value-type="string">
            <text:p>0.037</text:p>
          </table:table-cell>
          <table:table-cell office:value-type="string">
            <text:p>0.035</text:p>
          </table:table-cell>
          <table:table-cell office:value-type="string">
            <text:p>0.036</text:p>
          </table:table-cell>
          <table:table-cell office:value-type="string">
            <text:p>0.037</text:p>
          </table:table-cell>
          <table:table-cell office:value-type="string">
            <text:p>0.036</text:p>
          </table:table-cell>
          <table:table-cell office:value-type="string">
            <text:p>0.035</text:p>
          </table:table-cell>
          <table:table-cell office:value-type="string">
            <text:p>0.032</text:p>
          </table:table-cell>
          <table:table-cell table:number-columns-repeated="2" office:value-type="string">
            <text:p>0.03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0.036</text:p>
          </table:table-cell>
          <table:table-cell office:value-type="string">
            <text:p>0.034</text:p>
          </table:table-cell>
          <table:table-cell table:number-columns-repeated="2" office:value-type="string">
            <text:p>0.035</text:p>
          </table:table-cell>
          <table:table-cell table:number-columns-repeated="2" office:value-type="string">
            <text:p>0.034</text:p>
          </table:table-cell>
          <table:table-cell table:number-columns-repeated="2" office:value-type="string">
            <text:p>0.035</text:p>
          </table:table-cell>
          <table:table-cell office:value-type="string">
            <text:p>0.033</text:p>
          </table:table-cell>
          <table:table-cell office:value-type="string">
            <text:p>0.031</text:p>
          </table:table-cell>
          <table:table-cell table:number-columns-repeated="2" office:value-type="string">
            <text:p>0.033</text:p>
          </table:table-cell>
          <table:table-cell/>
        </table:table-row>
        <table:table-row table:style-name="ro1">
          <table:table-cell office:value-type="string">
            <text:p>0.036</text:p>
          </table:table-cell>
          <table:table-cell office:value-type="string">
            <text:p>0.482</text:p>
          </table:table-cell>
          <table:table-cell office:value-type="string">
            <text:p>0.314</text:p>
          </table:table-cell>
          <table:table-cell office:value-type="string">
            <text:p>0.237</text:p>
          </table:table-cell>
          <table:table-cell office:value-type="string">
            <text:p>0.423</text:p>
          </table:table-cell>
          <table:table-cell office:value-type="string">
            <text:p>0.387</text:p>
          </table:table-cell>
          <table:table-cell office:value-type="string">
            <text:p>0.445</text:p>
          </table:table-cell>
          <table:table-cell office:value-type="string">
            <text:p>0.385</text:p>
          </table:table-cell>
          <table:table-cell office:value-type="string">
            <text:p>0.57</text:p>
          </table:table-cell>
          <table:table-cell office:value-type="string">
            <text:p>0.964</text:p>
          </table:table-cell>
          <table:table-cell office:value-type="string">
            <text:p>0.931</text:p>
          </table:table-cell>
          <table:table-cell office:value-type="string">
            <text:p>0.626</text:p>
          </table:table-cell>
          <table:table-cell office:value-type="string">
            <text:p>Ania 2</text:p>
          </table:table-cell>
        </table:table-row>
        <table:table-row table:style-name="ro1">
          <table:table-cell office:value-type="string">
            <text:p>0.035</text:p>
          </table:table-cell>
          <table:table-cell office:value-type="string">
            <text:p>0.447</text:p>
          </table:table-cell>
          <table:table-cell office:value-type="string">
            <text:p>0.552</text:p>
          </table:table-cell>
          <table:table-cell office:value-type="string">
            <text:p>0.534</text:p>
          </table:table-cell>
          <table:table-cell office:value-type="string">
            <text:p>0.545</text:p>
          </table:table-cell>
          <table:table-cell office:value-type="string">
            <text:p>0.475</text:p>
          </table:table-cell>
          <table:table-cell office:value-type="string">
            <text:p>0.635</text:p>
          </table:table-cell>
          <table:table-cell office:value-type="string">
            <text:p>0.482</text:p>
          </table:table-cell>
          <table:table-cell office:value-type="string">
            <text:p>0.718</text:p>
          </table:table-cell>
          <table:table-cell office:value-type="string">
            <text:p>0.784</text:p>
          </table:table-cell>
          <table:table-cell office:value-type="string">
            <text:p>0.955</text:p>
          </table:table-cell>
          <table:table-cell office:value-type="string">
            <text:p>0.116</text:p>
          </table:table-cell>
          <table:table-cell office:value-type="string">
            <text:p>Kolumny 3 i 4 sa takie same</text:p>
          </table:table-cell>
        </table:table-row>
        <table:table-row table:style-name="ro1">
          <table:table-cell office:value-type="string">
            <text:p>0.036</text:p>
          </table:table-cell>
          <table:table-cell office:value-type="string">
            <text:p>0.528</text:p>
          </table:table-cell>
          <table:table-cell office:value-type="string">
            <text:p>0.791</text:p>
          </table:table-cell>
          <table:table-cell office:value-type="string">
            <text:p>0.847</text:p>
          </table:table-cell>
          <table:table-cell office:value-type="string">
            <text:p>0.825</text:p>
          </table:table-cell>
          <table:table-cell office:value-type="string">
            <text:p>0.685</text:p>
          </table:table-cell>
          <table:table-cell office:value-type="string">
            <text:p>0.802</text:p>
          </table:table-cell>
          <table:table-cell office:value-type="string">
            <text:p>0.844</text:p>
          </table:table-cell>
          <table:table-cell office:value-type="string">
            <text:p>1.007</text:p>
          </table:table-cell>
          <table:table-cell office:value-type="string">
            <text:p>0.959</text:p>
          </table:table-cell>
          <table:table-cell office:value-type="string">
            <text:p>1.081</text:p>
          </table:table-cell>
          <table:table-cell office:value-type="string">
            <text:p>0.081</text:p>
          </table:table-cell>
          <table:table-cell/>
        </table:table-row>
        <table:table-row table:style-name="ro1">
          <table:table-cell office:value-type="string">
            <text:p>0.036</text:p>
          </table:table-cell>
          <table:table-cell office:value-type="string">
            <text:p>0.279</text:p>
          </table:table-cell>
          <table:table-cell office:value-type="string">
            <text:p>0.461</text:p>
          </table:table-cell>
          <table:table-cell office:value-type="string">
            <text:p>0.176</text:p>
          </table:table-cell>
          <table:table-cell office:value-type="string">
            <text:p>0.168</text:p>
          </table:table-cell>
          <table:table-cell office:value-type="string">
            <text:p>0.316</text:p>
          </table:table-cell>
          <table:table-cell office:value-type="string">
            <text:p>0.34</text:p>
          </table:table-cell>
          <table:table-cell office:value-type="string">
            <text:p>0.549</text:p>
          </table:table-cell>
          <table:table-cell office:value-type="string">
            <text:p>0.623</text:p>
          </table:table-cell>
          <table:table-cell office:value-type="string">
            <text:p>0.762</text:p>
          </table:table-cell>
          <table:table-cell office:value-type="string">
            <text:p>0.526</text:p>
          </table:table-cell>
          <table:table-cell office:value-type="string">
            <text:p>0.057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6</text:p>
          </table:table-cell>
          <table:table-cell office:value-type="string">
            <text:p>0.192</text:p>
          </table:table-cell>
          <table:table-cell office:value-type="string">
            <text:p>0.22</text:p>
          </table:table-cell>
          <table:table-cell office:value-type="string">
            <text:p>0.167</text:p>
          </table:table-cell>
          <table:table-cell office:value-type="string">
            <text:p>0.355</text:p>
          </table:table-cell>
          <table:table-cell office:value-type="string">
            <text:p>0.183</text:p>
          </table:table-cell>
          <table:table-cell office:value-type="string">
            <text:p>0.375</text:p>
          </table:table-cell>
          <table:table-cell office:value-type="string">
            <text:p>0.244</text:p>
          </table:table-cell>
          <table:table-cell office:value-type="string">
            <text:p>0.742</text:p>
          </table:table-cell>
          <table:table-cell office:value-type="string">
            <text:p>0.273</text:p>
          </table:table-cell>
          <table:table-cell office:value-type="string">
            <text:p>0.033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359</text:p>
          </table:table-cell>
          <table:table-cell table:number-columns-repeated="2" office:value-type="string">
            <text:p>0.148</text:p>
          </table:table-cell>
          <table:table-cell office:value-type="string">
            <text:p>0.131</text:p>
          </table:table-cell>
          <table:table-cell office:value-type="string">
            <text:p>0.356</text:p>
          </table:table-cell>
          <table:table-cell office:value-type="string">
            <text:p>0.161</text:p>
          </table:table-cell>
          <table:table-cell office:value-type="string">
            <text:p>0.368</text:p>
          </table:table-cell>
          <table:table-cell office:value-type="string">
            <text:p>0.26</text:p>
          </table:table-cell>
          <table:table-cell office:value-type="string">
            <text:p>1.329</text:p>
          </table:table-cell>
          <table:table-cell office:value-type="string">
            <text:p>0.251</text:p>
          </table:table-cell>
          <table:table-cell office:value-type="string">
            <text:p>0.032</text:p>
          </table:table-cell>
          <table:table-cell/>
        </table:table-row>
        <table:table-row table:style-name="ro1">
          <table:table-cell office:value-type="string">
            <text:p>0.036</text:p>
          </table:table-cell>
          <table:table-cell office:value-type="string">
            <text:p>0.034</text:p>
          </table:table-cell>
          <table:table-cell table:number-columns-repeated="3" office:value-type="string">
            <text:p>0.035</text:p>
          </table:table-cell>
          <table:table-cell table:number-columns-repeated="2" office:value-type="string">
            <text:p>0.036</text:p>
          </table:table-cell>
          <table:table-cell office:value-type="string">
            <text:p>0.035</text:p>
          </table:table-cell>
          <table:table-cell office:value-type="string">
            <text:p>0.034</text:p>
          </table:table-cell>
          <table:table-cell office:value-type="string">
            <text:p>0.032</text:p>
          </table:table-cell>
          <table:table-cell office:value-type="string">
            <text:p>0.034</text:p>
          </table:table-cell>
          <table:table-cell office:value-type="string">
            <text:p>0.03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0.035</text:p>
          </table:table-cell>
          <table:table-cell table:number-columns-repeated="2" office:value-type="string">
            <text:p>0.033</text:p>
          </table:table-cell>
          <table:table-cell office:value-type="string">
            <text:p>0.034</text:p>
          </table:table-cell>
          <table:table-cell table:number-columns-repeated="3" office:value-type="string">
            <text:p>0.033</text:p>
          </table:table-cell>
          <table:table-cell office:value-type="string">
            <text:p>0.034</text:p>
          </table:table-cell>
          <table:table-cell office:value-type="string">
            <text:p>0.032</text:p>
          </table:table-cell>
          <table:table-cell table:number-columns-repeated="3" office:value-type="string">
            <text:p>0.031</text:p>
          </table:table-cell>
          <table:table-cell/>
        </table:table-row>
        <table:table-row table:style-name="ro2">
          <table:table-cell office:value-type="string">
            <text:p>0.034</text:p>
          </table:table-cell>
          <table:table-cell office:value-type="string">
            <text:p>1.368</text:p>
          </table:table-cell>
          <table:table-cell office:value-type="string">
            <text:p>0.702</text:p>
          </table:table-cell>
          <table:table-cell office:value-type="string">
            <text:p>0.353</text:p>
          </table:table-cell>
          <table:table-cell office:value-type="string">
            <text:p>0.815</text:p>
          </table:table-cell>
          <table:table-cell office:value-type="string">
            <text:p>0.825</text:p>
          </table:table-cell>
          <table:table-cell office:value-type="string">
            <text:p>1.187</text:p>
          </table:table-cell>
          <table:table-cell office:value-type="string">
            <text:p>1.113</text:p>
          </table:table-cell>
          <table:table-cell office:value-type="string">
            <text:p>0.876</text:p>
          </table:table-cell>
          <table:table-cell office:value-type="string">
            <text:p>0.591</text:p>
          </table:table-cell>
          <table:table-cell office:value-type="string">
            <text:p>0.921</text:p>
          </table:table-cell>
          <table:table-cell office:value-type="string">
            <text:p>0.458</text:p>
          </table:table-cell>
          <table:table-cell office:value-type="string">
            <text:p>Dominika 1</text:p>
          </table:table-cell>
        </table:table-row>
        <table:table-row table:style-name="ro1">
          <table:table-cell office:value-type="string">
            <text:p>0.034</text:p>
          </table:table-cell>
          <table:table-cell office:value-type="string">
            <text:p>1.702</text:p>
          </table:table-cell>
          <table:table-cell office:value-type="string">
            <text:p>1.613</text:p>
          </table:table-cell>
          <table:table-cell office:value-type="string">
            <text:p>0.268</text:p>
          </table:table-cell>
          <table:table-cell office:value-type="string">
            <text:p>0.701</text:p>
          </table:table-cell>
          <table:table-cell office:value-type="string">
            <text:p>0.804</text:p>
          </table:table-cell>
          <table:table-cell office:value-type="string">
            <text:p>1.039</text:p>
          </table:table-cell>
          <table:table-cell office:value-type="string">
            <text:p>0.878</text:p>
          </table:table-cell>
          <table:table-cell office:value-type="string">
            <text:p>0.867</text:p>
          </table:table-cell>
          <table:table-cell office:value-type="string">
            <text:p>0.581</text:p>
          </table:table-cell>
          <table:table-cell office:value-type="string">
            <text:p>0.714</text:p>
          </table:table-cell>
          <table:table-cell office:value-type="string">
            <text:p>0.082</text:p>
          </table:table-cell>
          <table:table-cell/>
        </table:table-row>
        <table:table-row table:style-name="ro1">
          <table:table-cell office:value-type="string">
            <text:p>0.034</text:p>
          </table:table-cell>
          <table:table-cell office:value-type="string">
            <text:p>2.723</text:p>
          </table:table-cell>
          <table:table-cell office:value-type="string">
            <text:p>1.761</text:p>
          </table:table-cell>
          <table:table-cell office:value-type="string">
            <text:p>0.727</text:p>
          </table:table-cell>
          <table:table-cell office:value-type="string">
            <text:p>0.92</text:p>
          </table:table-cell>
          <table:table-cell office:value-type="string">
            <text:p>1.411</text:p>
          </table:table-cell>
          <table:table-cell office:value-type="string">
            <text:p>1.497</text:p>
          </table:table-cell>
          <table:table-cell office:value-type="string">
            <text:p>1.411</text:p>
          </table:table-cell>
          <table:table-cell office:value-type="string">
            <text:p>0.781</text:p>
          </table:table-cell>
          <table:table-cell office:value-type="string">
            <text:p>1.386</text:p>
          </table:table-cell>
          <table:table-cell office:value-type="string">
            <text:p>0.687</text:p>
          </table:table-cell>
          <table:table-cell office:value-type="string">
            <text:p>0.082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1.653</text:p>
          </table:table-cell>
          <table:table-cell office:value-type="string">
            <text:p>1.201</text:p>
          </table:table-cell>
          <table:table-cell office:value-type="string">
            <text:p>0.442</text:p>
          </table:table-cell>
          <table:table-cell office:value-type="string">
            <text:p>0.744</text:p>
          </table:table-cell>
          <table:table-cell office:value-type="string">
            <text:p>1.01</text:p>
          </table:table-cell>
          <table:table-cell office:value-type="string">
            <text:p>0.506</text:p>
          </table:table-cell>
          <table:table-cell office:value-type="string">
            <text:p>0.791</text:p>
          </table:table-cell>
          <table:table-cell office:value-type="string">
            <text:p>0.608</text:p>
          </table:table-cell>
          <table:table-cell office:value-type="string">
            <text:p>0.748</text:p>
          </table:table-cell>
          <table:table-cell office:value-type="string">
            <text:p>0.512</text:p>
          </table:table-cell>
          <table:table-cell office:value-type="string">
            <text:p>0.141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1.08</text:p>
          </table:table-cell>
          <table:table-cell office:value-type="string">
            <text:p>0.93</text:p>
          </table:table-cell>
          <table:table-cell office:value-type="string">
            <text:p>0.656</text:p>
          </table:table-cell>
          <table:table-cell office:value-type="string">
            <text:p>0.473</text:p>
          </table:table-cell>
          <table:table-cell office:value-type="string">
            <text:p>1.154</text:p>
          </table:table-cell>
          <table:table-cell office:value-type="string">
            <text:p>0.522</text:p>
          </table:table-cell>
          <table:table-cell office:value-type="string">
            <text:p>0.787</text:p>
          </table:table-cell>
          <table:table-cell office:value-type="string">
            <text:p>0.443</text:p>
          </table:table-cell>
          <table:table-cell office:value-type="string">
            <text:p>1.005</text:p>
          </table:table-cell>
          <table:table-cell office:value-type="string">
            <text:p>0.643</text:p>
          </table:table-cell>
          <table:table-cell office:value-type="string">
            <text:p>0.095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1.896</text:p>
          </table:table-cell>
          <table:table-cell office:value-type="string">
            <text:p>2.345</text:p>
          </table:table-cell>
          <table:table-cell office:value-type="string">
            <text:p>0.888</text:p>
          </table:table-cell>
          <table:table-cell office:value-type="string">
            <text:p>0.57</text:p>
          </table:table-cell>
          <table:table-cell office:value-type="string">
            <text:p>1.296</text:p>
          </table:table-cell>
          <table:table-cell office:value-type="string">
            <text:p>0.632</text:p>
          </table:table-cell>
          <table:table-cell office:value-type="string">
            <text:p>0.512</text:p>
          </table:table-cell>
          <table:table-cell office:value-type="string">
            <text:p>0.472</text:p>
          </table:table-cell>
          <table:table-cell office:value-type="string">
            <text:p>0.754</text:p>
          </table:table-cell>
          <table:table-cell office:value-type="string">
            <text:p>0.66</text:p>
          </table:table-cell>
          <table:table-cell office:value-type="string">
            <text:p>0.063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034</text:p>
          </table:table-cell>
          <table:table-cell table:number-columns-repeated="6" office:value-type="string">
            <text:p>0.035</text:p>
          </table:table-cell>
          <table:table-cell office:value-type="string">
            <text:p>0.034</text:p>
          </table:table-cell>
          <table:table-cell office:value-type="string">
            <text:p>0.032</text:p>
          </table:table-cell>
          <table:table-cell table:number-columns-repeated="2" office:value-type="string">
            <text:p>0.03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0.035</text:p>
          </table:table-cell>
          <table:table-cell office:value-type="string">
            <text:p>0.034</text:p>
          </table:table-cell>
          <table:table-cell office:value-type="string">
            <text:p>0.033</text:p>
          </table:table-cell>
          <table:table-cell table:number-columns-repeated="5" office:value-type="string">
            <text:p>0.034</text:p>
          </table:table-cell>
          <table:table-cell table:number-columns-repeated="3" office:value-type="string">
            <text:p>0.032</text:p>
          </table:table-cell>
          <table:table-cell office:value-type="string">
            <text:p>0.031</text:p>
          </table:table-cell>
          <table:table-cell office:value-type="string">
            <text:p>Dominika 2</text:p>
          </table:table-cell>
        </table:table-row>
        <table:table-row table:style-name="ro1">
          <table:table-cell office:value-type="string">
            <text:p>0.039</text:p>
          </table:table-cell>
          <table:table-cell office:value-type="string">
            <text:p>1.448</text:p>
          </table:table-cell>
          <table:table-cell office:value-type="string">
            <text:p>1.13</text:p>
          </table:table-cell>
          <table:table-cell office:value-type="string">
            <text:p>0.788</text:p>
          </table:table-cell>
          <table:table-cell office:value-type="string">
            <text:p>0.524</text:p>
          </table:table-cell>
          <table:table-cell office:value-type="string">
            <text:p>2.276</text:p>
          </table:table-cell>
          <table:table-cell office:value-type="string">
            <text:p>1.383</text:p>
          </table:table-cell>
          <table:table-cell office:value-type="string">
            <text:p>1.5</text:p>
          </table:table-cell>
          <table:table-cell office:value-type="string">
            <text:p>1.738</text:p>
          </table:table-cell>
          <table:table-cell office:value-type="string">
            <text:p>1.015</text:p>
          </table:table-cell>
          <table:table-cell office:value-type="string">
            <text:p>1.369</text:p>
          </table:table-cell>
          <table:table-cell office:value-type="string">
            <text:p>0.078</text:p>
          </table:table-cell>
          <table:table-cell/>
        </table:table-row>
        <table:table-row table:style-name="ro1">
          <table:table-cell office:value-type="string">
            <text:p>0.037</text:p>
          </table:table-cell>
          <table:table-cell office:value-type="string">
            <text:p>1.636</text:p>
          </table:table-cell>
          <table:table-cell office:value-type="string">
            <text:p>1.852</text:p>
          </table:table-cell>
          <table:table-cell office:value-type="string">
            <text:p>1.118</text:p>
          </table:table-cell>
          <table:table-cell office:value-type="string">
            <text:p>0.837</text:p>
          </table:table-cell>
          <table:table-cell office:value-type="string">
            <text:p>2.289</text:p>
          </table:table-cell>
          <table:table-cell office:value-type="string">
            <text:p>1.76</text:p>
          </table:table-cell>
          <table:table-cell office:value-type="string">
            <text:p>1.684</text:p>
          </table:table-cell>
          <table:table-cell office:value-type="string">
            <text:p>2.554</text:p>
          </table:table-cell>
          <table:table-cell office:value-type="string">
            <text:p>1.91</text:p>
          </table:table-cell>
          <table:table-cell office:value-type="string">
            <text:p>1.283</text:p>
          </table:table-cell>
          <table:table-cell office:value-type="string">
            <text:p>0.159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2.709</text:p>
          </table:table-cell>
          <table:table-cell office:value-type="string">
            <text:p>1.556</text:p>
          </table:table-cell>
          <table:table-cell office:value-type="string">
            <text:p>1.322</text:p>
          </table:table-cell>
          <table:table-cell office:value-type="string">
            <text:p>0.882</text:p>
          </table:table-cell>
          <table:table-cell office:value-type="string">
            <text:p>2.342</text:p>
          </table:table-cell>
          <table:table-cell office:value-type="string">
            <text:p>1.645</text:p>
          </table:table-cell>
          <table:table-cell office:value-type="string">
            <text:p>1.799</text:p>
          </table:table-cell>
          <table:table-cell office:value-type="string">
            <text:p>2.351</text:p>
          </table:table-cell>
          <table:table-cell office:value-type="string">
            <text:p>1.024</text:p>
          </table:table-cell>
          <table:table-cell office:value-type="string">
            <text:p>0.609</text:p>
          </table:table-cell>
          <table:table-cell office:value-type="string">
            <text:p>0.092</text:p>
          </table:table-cell>
          <table:table-cell/>
        </table:table-row>
        <table:table-row table:style-name="ro1">
          <table:table-cell office:value-type="string">
            <text:p>0.038</text:p>
          </table:table-cell>
          <table:table-cell office:value-type="string">
            <text:p>1.644</text:p>
          </table:table-cell>
          <table:table-cell office:value-type="string">
            <text:p>1.651</text:p>
          </table:table-cell>
          <table:table-cell office:value-type="string">
            <text:p>1.285</text:p>
          </table:table-cell>
          <table:table-cell office:value-type="string">
            <text:p>0.443</text:p>
          </table:table-cell>
          <table:table-cell office:value-type="string">
            <text:p>1.367</text:p>
          </table:table-cell>
          <table:table-cell office:value-type="string">
            <text:p>0.417</text:p>
          </table:table-cell>
          <table:table-cell office:value-type="string">
            <text:p>0.612</text:p>
          </table:table-cell>
          <table:table-cell office:value-type="string">
            <text:p>0.479</text:p>
          </table:table-cell>
          <table:table-cell office:value-type="string">
            <text:p>0.963</text:p>
          </table:table-cell>
          <table:table-cell office:value-type="string">
            <text:p>0.327</text:p>
          </table:table-cell>
          <table:table-cell office:value-type="string">
            <text:p>0.087</text:p>
          </table:table-cell>
          <table:table-cell/>
        </table:table-row>
        <table:table-row table:style-name="ro1">
          <table:table-cell office:value-type="string">
            <text:p>0.036</text:p>
          </table:table-cell>
          <table:table-cell office:value-type="string">
            <text:p>1.967</text:p>
          </table:table-cell>
          <table:table-cell office:value-type="string">
            <text:p>0.959</text:p>
          </table:table-cell>
          <table:table-cell office:value-type="string">
            <text:p>0.758</text:p>
          </table:table-cell>
          <table:table-cell office:value-type="string">
            <text:p>0.623</text:p>
          </table:table-cell>
          <table:table-cell office:value-type="string">
            <text:p>2.164</text:p>
          </table:table-cell>
          <table:table-cell office:value-type="string">
            <text:p>0.473</text:p>
          </table:table-cell>
          <table:table-cell office:value-type="string">
            <text:p>0.713</text:p>
          </table:table-cell>
          <table:table-cell office:value-type="string">
            <text:p>1.596</text:p>
          </table:table-cell>
          <table:table-cell office:value-type="string">
            <text:p>1.511</text:p>
          </table:table-cell>
          <table:table-cell office:value-type="string">
            <text:p>0.35</text:p>
          </table:table-cell>
          <table:table-cell office:value-type="string">
            <text:p>0.055</text:p>
          </table:table-cell>
          <table:table-cell/>
        </table:table-row>
        <table:table-row table:style-name="ro1">
          <table:table-cell office:value-type="string">
            <text:p>0.036</text:p>
          </table:table-cell>
          <table:table-cell office:value-type="string">
            <text:p>1.963</text:p>
          </table:table-cell>
          <table:table-cell office:value-type="string">
            <text:p>0.861</text:p>
          </table:table-cell>
          <table:table-cell office:value-type="string">
            <text:p>1.242</text:p>
          </table:table-cell>
          <table:table-cell office:value-type="string">
            <text:p>0.389</text:p>
          </table:table-cell>
          <table:table-cell office:value-type="string">
            <text:p>1.648</text:p>
          </table:table-cell>
          <table:table-cell office:value-type="string">
            <text:p>0.433</text:p>
          </table:table-cell>
          <table:table-cell office:value-type="string">
            <text:p>0.484</text:p>
          </table:table-cell>
          <table:table-cell office:value-type="string">
            <text:p>0.385</text:p>
          </table:table-cell>
          <table:table-cell office:value-type="string">
            <text:p>1.619</text:p>
          </table:table-cell>
          <table:table-cell office:value-type="string">
            <text:p>0.949</text:p>
          </table:table-cell>
          <table:table-cell office:value-type="string">
            <text:p>0.055</text:p>
          </table:table-cell>
          <table:table-cell/>
        </table:table-row>
        <table:table-row table:style-name="ro1">
          <table:table-cell table:number-columns-repeated="4" office:value-type="string">
            <text:p>0.035</text:p>
          </table:table-cell>
          <table:table-cell office:value-type="string">
            <text:p>0.039</text:p>
          </table:table-cell>
          <table:table-cell table:number-columns-repeated="2" office:value-type="string">
            <text:p>0.035</text:p>
          </table:table-cell>
          <table:table-cell office:value-type="string">
            <text:p>0.038</text:p>
          </table:table-cell>
          <table:table-cell office:value-type="string">
            <text:p>0.034</text:p>
          </table:table-cell>
          <table:table-cell office:value-type="string">
            <text:p>0.033</text:p>
          </table:table-cell>
          <table:table-cell office:value-type="string">
            <text:p>0.038</text:p>
          </table:table-cell>
          <table:table-cell office:value-type="string">
            <text:p>0.04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0.034</text:p>
          </table:table-cell>
          <table:table-cell table:number-columns-repeated="2" office:value-type="string">
            <text:p>0.033</text:p>
          </table:table-cell>
          <table:table-cell office:value-type="string">
            <text:p>0.035</text:p>
          </table:table-cell>
          <table:table-cell table:number-columns-repeated="2" office:value-type="string">
            <text:p>0.034</text:p>
          </table:table-cell>
          <table:table-cell table:number-columns-repeated="2" office:value-type="string">
            <text:p>0.035</text:p>
          </table:table-cell>
          <table:table-cell office:value-type="string">
            <text:p>0.033</text:p>
          </table:table-cell>
          <table:table-cell office:value-type="string">
            <text:p>0.031</text:p>
          </table:table-cell>
          <table:table-cell table:number-columns-repeated="2" office:value-type="string">
            <text:p>0.032</text:p>
          </table:table-cell>
          <table:table-cell/>
        </table:table-row>
        <table:table-row table:style-name="ro2">
          <table:table-cell office:value-type="string">
            <text:p>0.035</text:p>
          </table:table-cell>
          <table:table-cell office:value-type="string">
            <text:p>1.886</text:p>
          </table:table-cell>
          <table:table-cell office:value-type="string">
            <text:p>1.905</text:p>
          </table:table-cell>
          <table:table-cell office:value-type="string">
            <text:p>0.944</text:p>
          </table:table-cell>
          <table:table-cell office:value-type="string">
            <text:p>1.623</text:p>
          </table:table-cell>
          <table:table-cell office:value-type="string">
            <text:p>1.803</text:p>
          </table:table-cell>
          <table:table-cell office:value-type="string">
            <text:p>2.376</text:p>
          </table:table-cell>
          <table:table-cell office:value-type="string">
            <text:p>1.325</text:p>
          </table:table-cell>
          <table:table-cell office:value-type="string">
            <text:p>2.159</text:p>
          </table:table-cell>
          <table:table-cell office:value-type="string">
            <text:p>1.06</text:p>
          </table:table-cell>
          <table:table-cell office:value-type="string">
            <text:p>1.79</text:p>
          </table:table-cell>
          <table:table-cell office:value-type="string">
            <text:p>0.608</text:p>
          </table:table-cell>
          <table:table-cell office:value-type="string">
            <text:p>Asia 1</text:p>
          </table:table-cell>
        </table:table-row>
        <table:table-row table:style-name="ro1">
          <table:table-cell office:value-type="string">
            <text:p>0.035</text:p>
          </table:table-cell>
          <table:table-cell office:value-type="string">
            <text:p>1.86</text:p>
          </table:table-cell>
          <table:table-cell office:value-type="string">
            <text:p>2.258</text:p>
          </table:table-cell>
          <table:table-cell office:value-type="string">
            <text:p>2.047</text:p>
          </table:table-cell>
          <table:table-cell office:value-type="string">
            <text:p>2.136</text:p>
          </table:table-cell>
          <table:table-cell office:value-type="string">
            <text:p>1.374</text:p>
          </table:table-cell>
          <table:table-cell office:value-type="string">
            <text:p>2.298</text:p>
          </table:table-cell>
          <table:table-cell office:value-type="string">
            <text:p>1.787</text:p>
          </table:table-cell>
          <table:table-cell office:value-type="string">
            <text:p>2.988</text:p>
          </table:table-cell>
          <table:table-cell office:value-type="string">
            <text:p>1.69</text:p>
          </table:table-cell>
          <table:table-cell office:value-type="string">
            <text:p>2.05</text:p>
          </table:table-cell>
          <table:table-cell office:value-type="string">
            <text:p>0.173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1.236</text:p>
          </table:table-cell>
          <table:table-cell office:value-type="string">
            <text:p>3.232</text:p>
          </table:table-cell>
          <table:table-cell office:value-type="string">
            <text:p>2.102</text:p>
          </table:table-cell>
          <table:table-cell office:value-type="string">
            <text:p>1.162</text:p>
          </table:table-cell>
          <table:table-cell office:value-type="string">
            <text:p>1.414</text:p>
          </table:table-cell>
          <table:table-cell office:value-type="string">
            <text:p>2.41</text:p>
          </table:table-cell>
          <table:table-cell office:value-type="string">
            <text:p>1.265</text:p>
          </table:table-cell>
          <table:table-cell office:value-type="string">
            <text:p>2.918</text:p>
          </table:table-cell>
          <table:table-cell office:value-type="string">
            <text:p>2.261</text:p>
          </table:table-cell>
          <table:table-cell office:value-type="string">
            <text:p>2.755</text:p>
          </table:table-cell>
          <table:table-cell office:value-type="string">
            <text:p>0.842</text:p>
          </table:table-cell>
          <table:table-cell/>
        </table:table-row>
        <table:table-row table:style-name="ro1">
          <table:table-cell office:value-type="string">
            <text:p>0.034</text:p>
          </table:table-cell>
          <table:table-cell office:value-type="string">
            <text:p>1.543</text:p>
          </table:table-cell>
          <table:table-cell office:value-type="string">
            <text:p>2.508</text:p>
          </table:table-cell>
          <table:table-cell office:value-type="string">
            <text:p>3.683</text:p>
          </table:table-cell>
          <table:table-cell office:value-type="string">
            <text:p>1.164</text:p>
          </table:table-cell>
          <table:table-cell office:value-type="string">
            <text:p>3.536</text:p>
          </table:table-cell>
          <table:table-cell office:value-type="string">
            <text:p>1.176</text:p>
          </table:table-cell>
          <table:table-cell office:value-type="string">
            <text:p>1.302</text:p>
          </table:table-cell>
          <table:table-cell office:value-type="string">
            <text:p>2.575</text:p>
          </table:table-cell>
          <table:table-cell office:value-type="string">
            <text:p>3.207</text:p>
          </table:table-cell>
          <table:table-cell office:value-type="string">
            <text:p>1.577</text:p>
          </table:table-cell>
          <table:table-cell office:value-type="string">
            <text:p>1.082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2.059</text:p>
          </table:table-cell>
          <table:table-cell office:value-type="string">
            <text:p>1.766</text:p>
          </table:table-cell>
          <table:table-cell office:value-type="string">
            <text:p>3.693</text:p>
          </table:table-cell>
          <table:table-cell office:value-type="string">
            <text:p>1.552</text:p>
          </table:table-cell>
          <table:table-cell office:value-type="string">
            <text:p>3.314</text:p>
          </table:table-cell>
          <table:table-cell office:value-type="string">
            <text:p>1.241</text:p>
          </table:table-cell>
          <table:table-cell office:value-type="string">
            <text:p>2.314</text:p>
          </table:table-cell>
          <table:table-cell office:value-type="string">
            <text:p>2.194</text:p>
          </table:table-cell>
          <table:table-cell office:value-type="string">
            <text:p>2.979</text:p>
          </table:table-cell>
          <table:table-cell office:value-type="string">
            <text:p>1.997</text:p>
          </table:table-cell>
          <table:table-cell office:value-type="string">
            <text:p>0.205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2.383</text:p>
          </table:table-cell>
          <table:table-cell office:value-type="string">
            <text:p>1.499</text:p>
          </table:table-cell>
          <table:table-cell office:value-type="string">
            <text:p>2.917</text:p>
          </table:table-cell>
          <table:table-cell office:value-type="string">
            <text:p>2.388</text:p>
          </table:table-cell>
          <table:table-cell office:value-type="string">
            <text:p>3.336</text:p>
          </table:table-cell>
          <table:table-cell office:value-type="string">
            <text:p>1.694</text:p>
          </table:table-cell>
          <table:table-cell office:value-type="string">
            <text:p>2.551</text:p>
          </table:table-cell>
          <table:table-cell office:value-type="string">
            <text:p>1.243</text:p>
          </table:table-cell>
          <table:table-cell office:value-type="string">
            <text:p>2.753</text:p>
          </table:table-cell>
          <table:table-cell office:value-type="string">
            <text:p>1.46</text:p>
          </table:table-cell>
          <table:table-cell office:value-type="string">
            <text:p>0.155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0.034</text:p>
          </table:table-cell>
          <table:table-cell table:number-columns-repeated="3" office:value-type="string">
            <text:p>0.035</text:p>
          </table:table-cell>
          <table:table-cell table:number-columns-repeated="3" office:value-type="string">
            <text:p>0.036</text:p>
          </table:table-cell>
          <table:table-cell office:value-type="string">
            <text:p>0.034</text:p>
          </table:table-cell>
          <table:table-cell office:value-type="string">
            <text:p>0.033</text:p>
          </table:table-cell>
          <table:table-cell office:value-type="string">
            <text:p>0.034</text:p>
          </table:table-cell>
          <table:table-cell office:value-type="string">
            <text:p>0.03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 office:value-type="string">
            <text:p>0.034</text:p>
          </table:table-cell>
          <table:table-cell office:value-type="string">
            <text:p>0.036</text:p>
          </table:table-cell>
          <table:table-cell table:number-columns-repeated="3" office:value-type="string">
            <text:p>0.035</text:p>
          </table:table-cell>
          <table:table-cell office:value-type="string">
            <text:p>0.036</text:p>
          </table:table-cell>
          <table:table-cell office:value-type="string">
            <text:p>0.034</text:p>
          </table:table-cell>
          <table:table-cell office:value-type="string">
            <text:p>0.031</text:p>
          </table:table-cell>
          <table:table-cell table:number-columns-repeated="2" office:value-type="string">
            <text:p>0.032</text:p>
          </table:table-cell>
          <table:table-cell/>
        </table:table-row>
        <table:table-row table:style-name="ro2">
          <table:table-cell office:value-type="string">
            <text:p>0.035</text:p>
          </table:table-cell>
          <table:table-cell office:value-type="string">
            <text:p>1.609</text:p>
          </table:table-cell>
          <table:table-cell office:value-type="string">
            <text:p>0.423</text:p>
          </table:table-cell>
          <table:table-cell office:value-type="string">
            <text:p>1.222</text:p>
          </table:table-cell>
          <table:table-cell office:value-type="string">
            <text:p>2.135</text:p>
          </table:table-cell>
          <table:table-cell office:value-type="string">
            <text:p>1.761</text:p>
          </table:table-cell>
          <table:table-cell office:value-type="string">
            <text:p>2.349</text:p>
          </table:table-cell>
          <table:table-cell office:value-type="string">
            <text:p>1.199</text:p>
          </table:table-cell>
          <table:table-cell office:value-type="string">
            <text:p>0.877</text:p>
          </table:table-cell>
          <table:table-cell office:value-type="string">
            <text:p>1.309</text:p>
          </table:table-cell>
          <table:table-cell office:value-type="string">
            <text:p>1.192</text:p>
          </table:table-cell>
          <table:table-cell office:value-type="string">
            <text:p>0.494</text:p>
          </table:table-cell>
          <table:table-cell office:value-type="string">
            <text:p>Asia 2</text:p>
          </table:table-cell>
        </table:table-row>
        <table:table-row table:style-name="ro1">
          <table:table-cell office:value-type="string">
            <text:p>0.035</text:p>
          </table:table-cell>
          <table:table-cell office:value-type="string">
            <text:p>1.865</text:p>
          </table:table-cell>
          <table:table-cell office:value-type="string">
            <text:p>0.738</text:p>
          </table:table-cell>
          <table:table-cell office:value-type="string">
            <text:p>1.072</text:p>
          </table:table-cell>
          <table:table-cell office:value-type="string">
            <text:p>2.749</text:p>
          </table:table-cell>
          <table:table-cell office:value-type="string">
            <text:p>1.165</text:p>
          </table:table-cell>
          <table:table-cell office:value-type="string">
            <text:p>2.875</text:p>
          </table:table-cell>
          <table:table-cell office:value-type="string">
            <text:p>1.9</text:p>
          </table:table-cell>
          <table:table-cell office:value-type="string">
            <text:p>1.368</text:p>
          </table:table-cell>
          <table:table-cell office:value-type="string">
            <text:p>1.814</text:p>
          </table:table-cell>
          <table:table-cell office:value-type="string">
            <text:p>2.045</text:p>
          </table:table-cell>
          <table:table-cell office:value-type="string">
            <text:p>0.186</text:p>
          </table:table-cell>
          <table:table-cell/>
        </table:table-row>
        <table:table-row table:style-name="ro1">
          <table:table-cell office:value-type="string">
            <text:p>0.037</text:p>
          </table:table-cell>
          <table:table-cell office:value-type="string">
            <text:p>2.657</text:p>
          </table:table-cell>
          <table:table-cell office:value-type="string">
            <text:p>0.608</text:p>
          </table:table-cell>
          <table:table-cell office:value-type="string">
            <text:p>1.964</text:p>
          </table:table-cell>
          <table:table-cell office:value-type="string">
            <text:p>2.243</text:p>
          </table:table-cell>
          <table:table-cell office:value-type="string">
            <text:p>1.891</text:p>
          </table:table-cell>
          <table:table-cell office:value-type="string">
            <text:p>3.378</text:p>
          </table:table-cell>
          <table:table-cell office:value-type="string">
            <text:p>2.019</text:p>
          </table:table-cell>
          <table:table-cell office:value-type="string">
            <text:p>1.275</text:p>
          </table:table-cell>
          <table:table-cell office:value-type="string">
            <text:p>1.352</text:p>
          </table:table-cell>
          <table:table-cell office:value-type="string">
            <text:p>2.383</text:p>
          </table:table-cell>
          <table:table-cell office:value-type="string">
            <text:p>0.171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2.09</text:p>
          </table:table-cell>
          <table:table-cell office:value-type="string">
            <text:p>1.576</text:p>
          </table:table-cell>
          <table:table-cell office:value-type="string">
            <text:p>4.366</text:p>
          </table:table-cell>
          <table:table-cell office:value-type="string">
            <text:p>1.824</text:p>
          </table:table-cell>
          <table:table-cell office:value-type="string">
            <text:p>2.194</text:p>
          </table:table-cell>
          <table:table-cell office:value-type="string">
            <text:p>4.662</text:p>
          </table:table-cell>
          <table:table-cell office:value-type="string">
            <text:p>2.05</text:p>
          </table:table-cell>
          <table:table-cell office:value-type="string">
            <text:p>0.9</text:p>
          </table:table-cell>
          <table:table-cell office:value-type="string">
            <text:p>2.062</text:p>
          </table:table-cell>
          <table:table-cell office:value-type="string">
            <text:p>0.646</text:p>
          </table:table-cell>
          <table:table-cell office:value-type="string">
            <text:p>0.108</text:p>
          </table:table-cell>
          <table:table-cell/>
        </table:table-row>
        <table:table-row table:style-name="ro1">
          <table:table-cell office:value-type="string">
            <text:p>0.038</text:p>
          </table:table-cell>
          <table:table-cell office:value-type="string">
            <text:p>2.228</text:p>
          </table:table-cell>
          <table:table-cell office:value-type="string">
            <text:p>1.014</text:p>
          </table:table-cell>
          <table:table-cell office:value-type="string">
            <text:p>2.915</text:p>
          </table:table-cell>
          <table:table-cell office:value-type="string">
            <text:p>1.904</text:p>
          </table:table-cell>
          <table:table-cell office:value-type="string">
            <text:p>4.17</text:p>
          </table:table-cell>
          <table:table-cell office:value-type="string">
            <text:p>1.727</text:p>
          </table:table-cell>
          <table:table-cell office:value-type="string">
            <text:p>1.274</text:p>
          </table:table-cell>
          <table:table-cell office:value-type="string">
            <text:p>0.504</text:p>
          </table:table-cell>
          <table:table-cell office:value-type="string">
            <text:p>3.449</text:p>
          </table:table-cell>
          <table:table-cell office:value-type="string">
            <text:p>0.056</text:p>
          </table:table-cell>
          <table:table-cell office:value-type="string">
            <text:p>0.253</text:p>
          </table:table-cell>
          <table:table-cell/>
        </table:table-row>
        <table:table-row table:style-name="ro1">
          <table:table-cell office:value-type="string">
            <text:p>0.035</text:p>
          </table:table-cell>
          <table:table-cell office:value-type="string">
            <text:p>1.143</text:p>
          </table:table-cell>
          <table:table-cell office:value-type="string">
            <text:p>0.87</text:p>
          </table:table-cell>
          <table:table-cell office:value-type="string">
            <text:p>3.023</text:p>
          </table:table-cell>
          <table:table-cell office:value-type="string">
            <text:p>1.886</text:p>
          </table:table-cell>
          <table:table-cell office:value-type="string">
            <text:p>2.399</text:p>
          </table:table-cell>
          <table:table-cell office:value-type="string">
            <text:p>1.127</text:p>
          </table:table-cell>
          <table:table-cell office:value-type="string">
            <text:p>1.347</text:p>
          </table:table-cell>
          <table:table-cell office:value-type="string">
            <text:p>0.364</text:p>
          </table:table-cell>
          <table:table-cell office:value-type="string">
            <text:p>2.344</text:p>
          </table:table-cell>
          <table:table-cell office:value-type="string">
            <text:p>0.076</text:p>
          </table:table-cell>
          <table:table-cell office:value-type="string">
            <text:p>0.175</text:p>
          </table:table-cell>
          <table:table-cell/>
        </table:table-row>
        <table:table-row table:style-name="ro1">
          <table:table-cell office:value-type="string">
            <text:p>0.036</text:p>
          </table:table-cell>
          <table:table-cell office:value-type="string">
            <text:p>0.035</text:p>
          </table:table-cell>
          <table:table-cell office:value-type="string">
            <text:p>0.04</text:p>
          </table:table-cell>
          <table:table-cell office:value-type="string">
            <text:p>0.035</text:p>
          </table:table-cell>
          <table:table-cell office:value-type="string">
            <text:p>0.036</text:p>
          </table:table-cell>
          <table:table-cell office:value-type="string">
            <text:p>0.038</text:p>
          </table:table-cell>
          <table:table-cell table:number-columns-repeated="2" office:value-type="string">
            <text:p>0.036</text:p>
          </table:table-cell>
          <table:table-cell office:value-type="string">
            <text:p>0.055</text:p>
          </table:table-cell>
          <table:table-cell office:value-type="string">
            <text:p>0.032</text:p>
          </table:table-cell>
          <table:table-cell office:value-type="string">
            <text:p>0.033</text:p>
          </table:table-cell>
          <table:table-cell office:value-type="string">
            <text:p>0.037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15.08.2018</text:date>, <text:time>15:42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8-15T15:04:04.18</meta:creation-date>
    <dc:date>2018-08-15T15:42:05.93</dc:date>
    <meta:editing-duration>PT00H15M09S</meta:editing-duration>
    <meta:editing-cycles>3</meta:editing-cycles>
    <meta:generator>OpenOffice.org/3.2$Win32 OpenOffice.org_project/320m12$Build-9483</meta:generator>
    <meta:document-statistic meta:table-count="3" meta:cell-count="583" meta:object-count="0"/>
  </office:meta>
</office:document-meta>
</file>